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officeooo:rsid="001db007" officeooo:paragraph-rsid="001db007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1db007" officeooo:paragraph-rsid="001db007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214367" officeooo:paragraph-rsid="00214367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officeooo:paragraph-rsid="0023d4f6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language="en" fo:country="GB" officeooo:paragraph-rsid="0023d4f6" style:font-name-complex="Arial" style:font-size-complex="12pt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language="en" fo:country="GB" officeooo:rsid="001db007" officeooo:paragraph-rsid="0023d4f6" style:font-name-complex="Arial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officeooo:rsid="0023d4f6" officeooo:paragraph-rsid="0023d4f6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officeooo:rsid="0025c962" officeooo:paragraph-rsid="0025c962"/>
    </style:style>
    <style:style style:name="T1" style:family="text">
      <style:text-properties officeooo:rsid="001e584d"/>
    </style:style>
    <style:style style:name="T2" style:family="text">
      <style:text-properties fo:language="en" fo:country="GB" style:font-name-complex="Arial" style:font-size-complex="12pt"/>
    </style:style>
    <style:style style:name="T3" style:family="text">
      <style:text-properties fo:language="en" fo:country="GB" officeooo:rsid="0023d4f6" style:font-name-complex="Arial" style:font-size-complex="12pt"/>
    </style:style>
    <style:style style:name="T4" style:family="text">
      <style:text-properties fo:language="en" fo:country="GB" officeooo:rsid="0025c962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sper Læssø Sørensen</text:p>
      <text:p text:style-name="P1">Møllegårdsvej 10- 12</text:p>
      <text:p text:style-name="P1">Bramdrupdam</text:p>
      <text:p text:style-name="P1">Denmarmk</text:p>
      <text:p text:style-name="P1"/>
      <text:p text:style-name="P1">May 4 2017</text:p>
      <text:p text:style-name="P2">Direktor Henrik Höhrmann</text:p>
      <text:p text:style-name="P2">Legoland Aps</text:p>
      <text:p text:style-name="P2">Nordmarksvej</text:p>
      <text:p text:style-name="P2">7190 Billund</text:p>
      <text:p text:style-name="P2">Denmark</text:p>
      <text:p text:style-name="P2"/>
      <text:p text:style-name="P2">Dear Mr. Höhrmann</text:p>
      <text:p text:style-name="P2"/>
      <text:p text:style-name="P2">I am writing in response to your advertisement as a <text:span text:style-name="T1">summer</text:span> worker at <text:span text:style-name="T1">Lego-land.</text:span> I hope you will read my application and consider me in the position. </text:p>
      <text:p text:style-name="P3">Lego-land has always been my favorite theme park, of all time. </text:p>
      <text:p text:style-name="P4"><text:span text:style-name="T2"><text:s/></text:span></text:p>
      <text:p text:style-name="P7"><text:span text:style-name="T2"/></text:p>
      <text:p text:style-name="P7"><text:span text:style-name="T2">I’m an year 8 student at Bramdrup Skole. </text:span><text:span text:style-name="T4">I’m ready to work all summer, and you will see me with a big smile, and happy to help any visiters. I love to work with kids, and i’m used to it, so I could be a new happy face at the different rides around Lego-land</text:span></text:p>
      <text:p text:style-name="P8"><text:span text:style-name="T2"/></text:p>
      <text:p text:style-name="P4"><text:span text:style-name="T2"/></text:p>
      <text:p text:style-name="P4"><text:span text:style-name="T2">If you require any additional information, please feel free to contact me at </text:span><text:a xlink:type="simple" xlink:href="mailto:kasp756f@koldingskoler.dk" text:style-name="Internet_20_link" text:visited-style-name="Visited_20_Internet_20_Link">kasp756f@koldingskoler.dk</text:a><text:span text:style-name="T3"><text:tab/></text:span><text:span text:style-name="T2"> or call on +4</text:span><text:span text:style-name="T3">5</text:span><text:span text:style-name="T2"> </text:span><text:span text:style-name="T3">2635 1551</text:span></text:p>
      <text:p text:style-name="P5"/>
      <text:p text:style-name="P6">I thank you for taking the time to consider my application and I would be delighted to attend a personal interview with you.</text:p>
      <text:p text:style-name="P2"/>
      <text:p text:style-name="P3">Yours Sincerely</text:p>
      <text:p text:style-name="P3"/>
      <text:p text:style-name="P3">Kasper Læssø Sørense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26:52.087952142</meta:creation-date>
    <dc:date>2017-05-04T11:11:51.666430848</dc:date>
    <meta:editing-duration>PT32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63" meta:character-count="912" meta:non-whitespace-character-count="763"/>
  </office:meta>
</office:document-meta>
</file>